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5pt" style:font-size-asian="12.5pt" style:font-size-complex="12.5pt"/>
    </style:style>
    <style:style style:name="P3" style:family="paragraph" style:parent-style-name="Standard" style:list-style-name="L1">
      <style:text-properties fo:font-size="12pt" style:font-size-asian="12pt" style:font-size-complex="12pt"/>
    </style:style>
    <style:style style:name="P4" style:family="paragraph" style:parent-style-name="Standard" style:list-style-name="L1">
      <style:text-properties fo:font-size="13pt" style:font-size-asian="13pt" style:font-size-complex="13pt"/>
    </style:style>
    <style:style style:name="T1"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 je m'appel Sébastien Miatti et j'ai 27 ans.</text:p>
      <text:p text:style-name="P1"/>
      <text:p text:style-name="P1">Dès l'age de 10 ans a peine j'ai eu mon premier ordinateur HP, c'est grâce a ce contact premier avec l'informatique que j'ai acquis certaines notions dans l'hardware et le software.</text:p>
      <text:p text:style-name="P1"><text:s/>Autodidacte et passionné d'informatique, j'ai d'abord obtenu mon BAC STI génie électronique puis j'ai suivi un premier trimestre d'un cursus d'ingénieur dans une école privée nommée Supinfo a 20ans . Suite a de soucis personnelles de l'ordre économique j'ai du mettre de coté la poursuite d'un cursus scolaire et favoriser un cursus professionnelle afin d'etre rémunéré ; Sans pour autant mettre de coté l'informatique.</text:p>
      <text:p text:style-name="P1"><text:s/>J'ai commencer a me mettre en parrallèle a l'apprentissage du code, langage Html, XHtml <text:s/>plus précissement ; cela ma permis de commencer un premier projet de création de site web pour un profesionnel du maquillage et ainsi a la suite de rejoindre une formation dans une équipe formidable du PoleS depuis juin 2017 en tant qu'intégrateur développeur web.</text:p>
      <text:p text:style-name="P1">C'est pour cela que je suis actuellement a la recherche d'un stage qu'on peux appeler un stage découverte qui va me permettre de tres rapidemment monter en compétences dans le développement web.</text:p>
      <text:p text:style-name="P1"/>
      <text:p text:style-name="P1">Cette formation comprend 4 mois d'apprentissage des langages web, on a pu étudier le langage HTML5, le CSS3, le Javascript, le Php l'Ajax <text:s/>l'Angular et l'orienté objet <text:s/>la bdd MySql et aussi la méthode Modele Vue Controller ainsi que les frameworks, cms et bibliothèques Jquery, Laravel, Silex, Wordpress, Bootstrap. A la suite une mise en pratique des connaissances acquises avec la réalisation d'un site perso dynamique en procédural que vous pouvez consulter sur le lien présent de se CV et aussi a venir la réalisation d'un projet client.</text:p>
      <text:p text:style-name="P1">Actuellement je suis en autodidacte sur l'apprentissage du POO ainsi que le modèle MVC afin de créé la V2 de mon site cv et d'évoluer ensuite sur d'autres projets . Je peux vous assurer que dans 1 mois je serais beaucoup plus compétent dans ces méthodes de travail car <text:s/>c'est vraiment quelquechose qui me passionnne.</text:p>
      <text:p text:style-name="P1"/>
      <text:p text:style-name="P1">Dans cet optique se présente a nous l'oral de validation de, <text:s/>fin du chantier d'insertion pour les certifications d'intégrateur et développeur web, c'est dans ce concept la que je souhaite intégrer les rangs de votre entreprise afin d'accroître mon expérience en informatique, de valider mes certifications et surtout de développer mes compétences dans la méthodologie du framework symfony.</text:p>
      <text:p text:style-name="P1"/>
      <text:p text:style-name="P1">rigoureux, perfectionniste : deux qualité importante dans ce secteur car l'informatique requière beaucoup de rigueurs et de propreté du code</text:p>
      <text:p text:style-name="P1"/>
      <text:list xml:id="list2891043486108957006" text:style-name="L1">
        <text:list-item>
          <text:p text:style-name="P3">Dès 10 ans = harware Software</text:p>
        </text:list-item>
        <text:list-item>
          <text:p text:style-name="P3">Autodidacte et passioné d'info =&gt; Bac sti electronique + cursus 1 trimestre sup info</text:p>
        </text:list-item>
        <text:list-item>
          <text:p text:style-name="P3">Travaille pour rémunération =&gt; apprentissage xhtml=&gt; début projet site maquillage</text:p>
        </text:list-item>
        <text:list-item>
          <text:p text:style-name="P3">Juin 2017 formation intégrateur développeur web PoleS</text:p>
        </text:list-item>
        <text:list-item>
          <text:p text:style-name="P3">HTML5 CSS3 Php5 Javascript Ajax Angular Poo MVC Laravel Silex Wordpress Bootstrap, bdd MySql</text:p>
        </text:list-item>
        <text:list-item>
          <text:p text:style-name="P4"><text:span text:style-name="T1">Création d'un site CV1 en ligne </text:span><text:a xlink:type="simple" xlink:href="http://www.miatti-sebastien.fr/" text:style-name="Internet_20_link" text:visited-style-name="Visited_20_Internet_20_Link"><text:span text:style-name="T1">http://www.miatti-sebastien.fr</text:span></text:a><text:span text:style-name="T1"> procédural + formulaire de contact en objet.</text:span></text:p>
        </text:list-item>
        <text:list-item>
          <text:p text:style-name="P3">Le 29 janvier oral de fin de certification Dev Front et Dev Back.</text:p>
        </text:list-item>
        <text:list-item>
          <text:p text:style-name="P3">Autodidacte Poo ainsi que Modèle MVC, Site CV2 en cour de création.</text:p>
        </text:list-item>
      </text:list>
      <text:p text:style-name="P1"/>
      <text:list xml:id="list36382644" text:continue-numbering="true" text:style-name="L1">
        <text:list-header>
          <text:p text:style-name="P3">J'ai vu sur le site que vous utilisez le framework Symfony 2.8 etes vous toujours sur la meme version <text:s/>ou vous envisagez de passer a une version supérieur ?</text:p>
        </text:list-header>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9-11T13:54:44.94</meta:creation-date>
    <dc:date>2018-01-03T16:19:24.20</dc:date>
    <meta:editing-duration>PT3H58M23S</meta:editing-duration>
    <meta:editing-cycles>12</meta:editing-cycles>
    <meta:generator>OpenOffice/4.1.3$Win32 OpenOffice.org_project/413m1$Build-9783</meta:generator>
    <meta:printed-by>Alain Nitenberg</meta:printed-by>
    <meta:print-date>2013-09-11T14:24:24</meta:print-date>
    <meta:document-statistic meta:table-count="0" meta:image-count="0" meta:object-count="0" meta:page-count="1" meta:paragraph-count="18" meta:word-count="543" meta:character-count="3332"/>
  </office:meta>
</office:document-meta>
</file>